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1fddad"/>
    </style:style>
    <style:style style:name="P2" style:family="paragraph" style:parent-style-name="Standard">
      <style:text-properties style:font-name="Times New Roman" officeooo:rsid="001fddad" officeooo:paragraph-rsid="001fddad"/>
    </style:style>
    <style:style style:name="P3" style:family="paragraph" style:parent-style-name="Standard">
      <style:paragraph-properties fo:break-before="page"/>
      <style:text-properties style:font-name="Times New Roman" officeooo:rsid="001fddad" officeooo:paragraph-rsid="001fddad"/>
    </style:style>
    <style:style style:name="T1" style:family="text">
      <style:text-properties officeooo:rsid="001fd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Os símbolos de &lt; e de &gt; são usados em HTML para delimitar tags. Mas se quisermos mostrá-los no navegador, precisamos representá-los como:</text:p>
      <text:p text:style-name="P2">A) &amp;lt; e &amp;gt;</text:p>
      <text:p text:style-name="P1"><text:span text:style-name="T1">B) </text:span>#lt; e #gt;</text:p>
      <text:p text:style-name="P1"><text:span text:style-name="T1">C) </text:span>&amp;menor; e &amp;maior;</text:p>
      <text:p text:style-name="P1"><text:span text:style-name="T1">D) </text:span>#&lt;; e #&gt;; </text:p>
      <text:p text:style-name="P1"/>
      <text:p text:style-name="P1">2. Dentro de um parágrafo no código HTML, se escrevermos uma palavra em cada linha, elas serão apresentadas no navegador de que maneira?</text:p>
      <text:p text:style-name="P1"><text:span text:style-name="T1">A) </text:span>uma em cima da outra</text:p>
      <text:p text:style-name="P1"><text:span text:style-name="T1">B) </text:span>uma ao lado da outra</text:p>
      <text:p text:style-name="P1"><text:span text:style-name="T1">C) </text:span>exatamente da maneira que digitamos</text:p>
      <text:p text:style-name="P1"><text:span text:style-name="T1">D) </text:span>nenhuma palavra será exibida</text:p>
      <text:p text:style-name="P1"/>
      <text:p text:style-name="P1">3. A qualquer momento do código HTML, se quisermos criar uma quebra de linha, devemos usar qual tag?</text:p>
      <text:p text:style-name="P2">A) &lt;row&gt;</text:p>
      <text:p text:style-name="P2">B) &lt;new&gt;</text:p>
      <text:p text:style-name="P2">C) &lt;br&gt;</text:p>
      <text:p text:style-name="P1"><text:span text:style-name="T1">D) </text:span>Não precisa usar tag, é só apertar ENTER</text:p>
      <text:p text:style-name="P1"/>
      <text:p text:style-name="P1">4. A melhor estratégia para criar um espaço relativo a dez quebras de linha em nosso site é:</text:p>
      <text:p text:style-name="P1"><text:span text:style-name="T1">A) </text:span>usar a tag de quebra por 10 vezes consecutivas</text:p>
      <text:p text:style-name="P1"><text:span text:style-name="T1">B) </text:span>usar a tag de parágrafo por 5 vezes consecutivas</text:p>
      <text:p text:style-name="P1"><text:span text:style-name="T1">C) </text:span>usar configurações de estilo em CSS e especificar o espaçamento todo de uma vez</text:p>
      <text:p text:style-name="P1"><text:span text:style-name="T1">D) </text:span>não existe a possibilidade de criar um espaçamento desse tamanho</text:p>
      <text:p text:style-name="P1"/>
      <text:p text:style-name="P1">5. Os códigos como € para mostrar o símbolo € nas páginas são conhecidos pelo nome de:</text:p>
      <text:p text:style-name="P1"><text:span text:style-name="T1">A) </text:span>HTML entities</text:p>
      <text:p text:style-name="P1"><text:span text:style-name="T1">B) </text:span>Symbol codes</text:p>
      <text:p text:style-name="P1"><text:span text:style-name="T1">C) </text:span>HTML symbols</text:p>
      <text:p text:style-name="P1"><text:span text:style-name="T1">D) </text:span>Symbol entities</text:p>
      <text:p text:style-name="P1"/>
      <text:p text:style-name="P1">6. Que código utilizaremos para mostrar uma seta apontando para a direita (→) na página?</text:p>
      <text:p text:style-name="P1"><text:span text:style-name="T1">A) </text:span>&amp;right;</text:p>
      <text:p text:style-name="P1"><text:span text:style-name="T1">B) </text:span>&amp;rarrow;</text:p>
      <text:p text:style-name="P1"><text:span text:style-name="T1">C)</text:span> &amp;arrow;</text:p>
      <text:p text:style-name="P2">D) &amp;rarr;</text:p>
      <text:p text:style-name="P2"/>
      <text:p text:style-name="P2">7. Qual site é recomendado nas aulas para buscar os códigos usados para representar os emojis?</text:p>
      <text:p text:style-name="P2">A) WikiMoji</text:p>
      <text:p text:style-name="P2">B) EmojiBook</text:p>
      <text:p text:style-name="P2">C) Emojipedia</text:p>
      <text:p text:style-name="P2">D) Symbolpedia</text:p>
      <text:p text:style-name="P2"/>
      <text:p text:style-name="P2">8. Se o código de um emoji é U+1F913, como devemos representá-lo em nosso código HTML?</text:p>
      <text:p text:style-name="P2">A) U+1F913;</text:p>
      <text:p text:style-name="P1"><text:span text:style-name="T1">B) &amp;#X+1F913;</text:span></text:p>
      <text:p text:style-name="P2">C) &amp;#xU1F913;</text:p>
      <text:p text:style-name="P2">D) &amp;#x1F913;</text:p>
      <text:p text:style-name="P2"/>
      <text:p text:style-name="P3">9. A marca br significa:</text:p>
      <text:p text:style-name="P2">A) Que o idioma está em Português do Brasil</text:p>
      <text:p text:style-name="P2">B) Break row, ou quebra de linha</text:p>
      <text:p text:style-name="P2">C) Break right, ou quebra à direita</text:p>
      <text:p text:style-name="P2">D) Broked row, ou linha quebrada</text:p>
      <text:p text:style-name="P2"/>
      <text:p text:style-name="P2">10. Qual é o TLD do domínio do site que indicamos para buscar emojis?</text:p>
      <text:p text:style-name="P2">A) .org</text:p>
      <text:p text:style-name="P2">B) .gov</text:p>
      <text:p text:style-name="P2">C) .com</text:p>
      <text:p text:style-name="P2">D) .edu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8:01:06.227000000</meta:creation-date>
    <meta:print-date>2023-05-03T18:11:21.003000000</meta:print-date>
    <dc:date>2023-05-03T18:14:09.560000000</dc:date>
    <meta:editing-duration>PT13M4S</meta:editing-duration>
    <meta:editing-cycles>1</meta:editing-cycles>
    <meta:document-statistic meta:table-count="0" meta:image-count="0" meta:object-count="0" meta:page-count="2" meta:paragraph-count="50" meta:word-count="339" meta:character-count="1780" meta:non-whitespace-character-count="1489"/>
    <meta:generator>LibreOffice/7.4.6.2$Windows_X86_64 LibreOffice_project/5b1f5509c2decdade7fda905e3e1429a67acd63d</meta:generator>
  </office:meta>
</office:document-meta>
</file>